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6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default-cell-style-name="Default"/>
        <table:table-row table:style-name="ro1">
          <table:table-cell table:style-name="ce3" office:value-type="string" calcext:value-type="string">
            <text:p>LoRa Board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art Designa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FR Part Number</text:p>
          </table:table-cell>
          <table:table-cell table:style-name="ce3" office:value-type="string" calcext:value-type="string">
            <text:p>JCLPCB Part Number</text:p>
          </table:table-cell>
          <table:table-cell table:style-name="ce3" office:value-type="string" calcext:value-type="string">
            <text:p>Package</text:p>
          </table:table-cell>
          <table:table-cell table:style-name="ce3"/>
          <table:table-cell table:style-name="ce6" office:value-type="string" calcext:value-type="string">
            <text:p>Price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 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473KB8NNNC</text:p>
          </table:table-cell>
          <table:table-cell office:value-type="string" calcext:value-type="string">
            <text:p>C16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9" calcext:value-type="currency">
            <text:p>$0.0039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 p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C470JB8NNNC</text:p>
          </table:table-cell>
          <table:table-cell office:value-type="string" calcext:value-type="string">
            <text:p>C167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58" calcext:value-type="currency">
            <text:p>$0.0058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2KB8NNNC</text:p>
          </table:table-cell>
          <table:table-cell office:value-type="string" calcext:value-type="string">
            <text:p>C158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4" calcext:value-type="currency">
            <text:p>$0.0034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3.0 pF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0603CG3R0C500NT</text:p>
          </table:table-cell>
          <table:table-cell office:value-type="string" calcext:value-type="string">
            <text:p>C46219 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" calcext:value-type="currency">
            <text:p>$0.0030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.6 pF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JM1555C1H5R6WB01D</text:p>
          </table:table-cell>
          <table:table-cell office:value-type="string" calcext:value-type="string">
            <text:p>C88255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601" calcext:value-type="currency">
            <text:p>$0.0601</text:p>
          </table:table-cell>
          <table:table-cell/>
        </table:table-row>
        <table:table-row table:style-name="ro1">
          <table:table-cell office:value-type="string" calcext:value-type="string">
            <text:p>C6, C8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CM1555C1H390FA16D</text:p>
          </table:table-cell>
          <table:table-cell office:value-type="string" calcext:value-type="string">
            <text:p>C186448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294" calcext:value-type="currency">
            <text:p>$0.0294</text:p>
          </table:table-cell>
          <table:table-cell/>
        </table:table-row>
        <table:table-row table:style-name="ro1">
          <table:table-cell office:value-type="string" calcext:value-type="string">
            <text:p>C7, C12</text:p>
          </table:table-cell>
          <table:table-cell office:value-type="string" calcext:value-type="string">
            <text:p>1.8 pF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JM1555C1H1R8WB01D</text:p>
          </table:table-cell>
          <table:table-cell office:value-type="string" calcext:value-type="string">
            <text:p>C7690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24" calcext:value-type="currency">
            <text:p>$0.024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9, C10</text:p>
          </table:table-cell>
          <table:table-cell office:value-type="string" calcext:value-type="string">
            <text:p>3.3 pF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0402CG3R3C500NT</text:p>
          </table:table-cell>
          <table:table-cell office:value-type="string" calcext:value-type="string">
            <text:p>C156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12" calcext:value-type="currency">
            <text:p>$0.0012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.4 pF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1555C1H2R4WA01D</text:p>
          </table:table-cell>
          <table:table-cell office:value-type="string" calcext:value-type="string">
            <text:p>C701201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203" calcext:value-type="currency">
            <text:p>$0.0203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5KA5NQNC</text:p>
          </table:table-cell>
          <table:table-cell office:value-type="string" calcext:value-type="string">
            <text:p>C5292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9" calcext:value-type="currency">
            <text:p>$0.0039</text:p>
          </table:table-cell>
          <table:table-cell/>
        </table:table-row>
        <table:table-row table:style-name="ro1">
          <table:table-cell office:value-type="string" calcext:value-type="string">
            <text:p>C13, C1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09" calcext:value-type="currency">
            <text:p>$0.0009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474KP5NNNC</text:p>
          </table:table-cell>
          <table:table-cell office:value-type="string" calcext:value-type="string">
            <text:p>C4733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5" calcext:value-type="currency">
            <text:p>$0.0035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.Fl antenna jack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U.FL-R-SMT-1(80)</text:p>
          </table:table-cell>
          <table:table-cell office:value-type="string" calcext:value-type="string">
            <text:p>C8837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784" calcext:value-type="currency">
            <text:p>$0.0784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lace holes 0.1 inch spacing for pi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7 nH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W18AN47NJ00D</text:p>
          </table:table-cell>
          <table:table-cell office:value-type="string" calcext:value-type="string">
            <text:p>C9807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375" calcext:value-type="currency">
            <text:p>$0.0375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2.5 nH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W15AN2N5B00D</text:p>
          </table:table-cell>
          <table:table-cell office:value-type="string" calcext:value-type="string">
            <text:p>C23734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392" calcext:value-type="currency">
            <text:p>$0.0392</text:p>
          </table:table-cell>
          <table:table-cell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4.7 nH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W15AN4N7B00D</text:p>
          </table:table-cell>
          <table:table-cell office:value-type="string" calcext:value-type="string">
            <text:p>C98064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383" calcext:value-type="currency">
            <text:p>$0.0383</text:p>
          </table:table-cell>
          <table:table-cell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9.1 nH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W15AN9N1H00D</text:p>
          </table:table-cell>
          <table:table-cell office:value-type="string" calcext:value-type="string">
            <text:p>C33795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475" calcext:value-type="currency">
            <text:p>$0.0475</text:p>
          </table:table-cell>
          <table:table-cell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15 nH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SDCL1005C15NJTDF</text:p>
          </table:table-cell>
          <table:table-cell office:value-type="string" calcext:value-type="string">
            <text:p>C2714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29" calcext:value-type="currency">
            <text:p>$0.0029</text:p>
          </table:table-cell>
          <table:table-cell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15 uH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Z2012N150LT000</text:p>
          </table:table-cell>
          <table:table-cell office:value-type="string" calcext:value-type="string">
            <text:p>C53129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685" calcext:value-type="currency">
            <text:p>$0.0685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 ohm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0TCE</text:p>
          </table:table-cell>
          <table:table-cell office:value-type="string" calcext:value-type="string">
            <text:p>C2507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05" calcext:value-type="currency">
            <text:p>$0.0005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X1262 LoRa Transceiver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SX1262IMLTRT</text:p>
          </table:table-cell>
          <table:table-cell office:value-type="string" calcext:value-type="string">
            <text:p>C191341</text:p>
          </table:table-cell>
          <table:table-cell office:value-type="string" calcext:value-type="string">
            <text:p>QFN-24-EP(4x4)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3.3397" calcext:value-type="currency">
            <text:p>$3.3397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HMC8038 RF Switch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HMC8038LP4CETR</text:p>
          </table:table-cell>
          <table:table-cell office:value-type="string" calcext:value-type="string">
            <text:p>C208270 </text:p>
          </table:table-cell>
          <table:table-cell office:value-type="string" calcext:value-type="string">
            <text:p>LFCSP-16 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1.2961" calcext:value-type="currency">
            <text:p>$1.2961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.0 MHz Crystal</text:p>
          </table:table-cell>
          <table:table-cell office:value-type="string" calcext:value-type="string">
            <text:p>Seiko Epson</text:p>
          </table:table-cell>
          <table:table-cell office:value-type="string" calcext:value-type="string">
            <text:p>Q22FA12800393</text:p>
          </table:table-cell>
          <table:table-cell office:value-type="string" calcext:value-type="string">
            <text:p>C255895</text:p>
          </table:table-cell>
          <table:table-cell office:value-type="string" calcext:value-type="string">
            <text:p>SMD2016-4P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2488" calcext:value-type="currency">
            <text:p>$0.248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 style:data-style-name="N2" text:time-value="08:33:48.1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2T08:40:19.961000000</dc:date>
    <meta:editing-duration>PT5H26M45S</meta:editing-duration>
    <meta:editing-cycles>68</meta:editing-cycles>
    <meta:generator>LibreOffice/7.1.6.2$Windows_X86_64 LibreOffice_project/0e133318fcee89abacd6a7d077e292f1145735c3</meta:generator>
    <meta:document-statistic meta:table-count="1" meta:cell-count="195" meta:object-count="0"/>
  </office:meta>
</office:document-meta>
</file>